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bc436" officeooo:paragraph-rsid="001bc436" style:font-size-asian="16pt" style:font-size-complex="16pt"/>
    </style:style>
    <style:style style:name="P2" style:family="paragraph" style:parent-style-name="Standard">
      <style:paragraph-properties fo:text-align="end" style:justify-single-word="false" style:writing-mode="rl-tb"/>
      <style:text-properties fo:font-size="16pt" officeooo:rsid="001bc436" officeooo:paragraph-rsid="001d0608" style:font-size-asian="16pt" style:font-size-complex="16pt"/>
    </style:style>
    <style:style style:name="P3" style:family="paragraph" style:parent-style-name="Standard">
      <style:paragraph-properties fo:text-align="end" style:justify-single-word="false" style:writing-mode="rl-tb"/>
      <style:text-properties officeooo:paragraph-rsid="001d0608"/>
    </style:style>
    <style:style style:name="P4" style:family="paragraph" style:parent-style-name="Standard">
      <style:paragraph-properties fo:text-align="end" style:justify-single-word="false" style:writing-mode="rl-tb"/>
      <style:text-properties officeooo:rsid="001d0608" officeooo:paragraph-rsid="001d0608"/>
    </style:style>
    <style:style style:name="P5" style:family="paragraph" style:parent-style-name="Standard" style:master-page-name="Standard">
      <style:paragraph-properties fo:text-align="end" style:justify-single-word="false" style:page-number="auto" style:writing-mode="rl-tb"/>
      <style:text-properties fo:font-size="16pt" officeooo:rsid="001bc436" officeooo:paragraph-rsid="001bc436" style:font-size-asian="16pt" style:font-size-complex="16pt"/>
    </style:style>
    <style:style style:name="T1" style:family="text">
      <style:text-properties officeooo:rsid="001d0608"/>
    </style:style>
    <style:style style:name="T2" style:family="text">
      <style:text-properties fo:font-size="16pt" style:font-size-asian="16pt" style:font-size-complex="16pt"/>
    </style:style>
    <style:style style:name="T3" style:family="text">
      <style:text-properties fo:font-size="16pt" officeooo:rsid="001d0608"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برای کار develop کردن سایت یکی از کارهای مهم این است که حتما کش را غیرفعال کنیم. </text:p>
      <text:p text:style-name="P1"/>
      <text:p text:style-name="P2">برای انجام این کار در مرورگر کروم باید ابتدا راست کلیک کرده و گزینه ی inspect را انتخاب می کنیم در منوی باز شده در بالا سمت راست یک ایکون که از سه نقطه تشکیل شده داریم باید روی ان کلیک کنیم مراقب باشیم این ایکون جیزی غیر از ایکون تنظیمات خود کروم است در واقع باید گفت کروم دو تا از این ایکون ها دارد که یکی از ان ها در inspect پیدا می شود .</text:p>
      <text:p text:style-name="P2"><text:s/><text:span text:style-name="T1">بعد از کلیک روی ان ایکون منویی برایمان باز میشود که در ان منو ما باید روی settings کلیک کنیم</text:span></text:p>
      <text:p text:style-name="P3"><text:span text:style-name="T3"><text:s/>در صفحه ای که باز می شود مقداری اسکرول می کنیم تا به عنوان network می رسیم در ذیل ان منو گزینه ی </text:span></text:p>
      <text:p text:style-name="P4"><text:span text:style-name="T2">disable cach (while devTools is open)</text:span></text:p>
      <text:p text:style-name="P4"><text:span text:style-name="T2">باید تیک خورده باشد . این طور که از اسمش پیداش خودش این قدر درک و شعور دارد که بفهمد باز باشد نباید کش کند که این خوب است و البته این پیام را به ما می رساند که همیشه موقع طراحی سایت inspect را باز کنی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7</meta:editing-cycles>
    <meta:creation-date>2017-06-01T07:12:00</meta:creation-date>
    <dc:date>2017-10-08T18:27:05.272705023</dc:date>
    <meta:editing-duration>PT13M32S</meta:editing-duration>
    <meta:generator>LibreOffice/5.1.6.2$Linux_X86_64 LibreOffice_project/10m0$Build-2</meta:generator>
    <meta:document-statistic meta:table-count="0" meta:image-count="0" meta:object-count="0" meta:page-count="1" meta:paragraph-count="6" meta:word-count="190" meta:character-count="851" meta:non-whitespace-character-count="6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